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038b"/>
    </style:style>
    <style:style style:name="P2" style:family="paragraph" style:parent-style-name="Standard">
      <style:text-properties officeooo:rsid="001f038b" officeooo:paragraph-rsid="001f038b"/>
    </style:style>
    <style:style style:name="P3" style:family="paragraph" style:parent-style-name="Standard">
      <style:text-properties officeooo:paragraph-rsid="0020c85c"/>
    </style:style>
    <style:style style:name="P4" style:family="paragraph" style:parent-style-name="Standard">
      <style:text-properties officeooo:rsid="001f038b" officeooo:paragraph-rsid="0020c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ush php-eval "echo drupal_set_installed_schema_version('prae_data', '8000');"</text:p>
      <text:p text:style-name="P1"/>
      <text:p text:style-name="P2">drush updb</text:p>
      <text:p text:style-name="P2"/>
      <text:p text:style-name="P3">Exporter un dump :</text:p>
      <text:p text:style-name="P3">drush sql-dump &gt; mon_fichier.sql</text:p>
      <text:p text:style-name="P3"/>
      <text:p text:style-name="P3">Importer un dump :</text:p>
      <text:p text:style-name="P3">drush sql-drop</text:p>
      <text:p text:style-name="P4">drush sql-cli &lt; mon_fichier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5:23:08.290116939</meta:creation-date>
    <dc:date>2021-01-18T17:01:08.574785870</dc:date>
    <meta:editing-duration>PT1M29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7" meta:word-count="25" meta:character-count="202" meta:non-whitespace-character-count="184"/>
  </office:meta>
</office:document-meta>
</file>